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Tareas que quedan.</text:p>
      <text:p text:style-name="Normal">Página catálogo:<text:s/></text:p>
      <text:p text:style-name="Normal">1.Añadir fotos. Lo haría con el props.pelicula.nombre. Añadimos un src de esos de imágenes en el película.jsx. Hay que elegir muchas películas y sus imágenes.<text:s/></text:p>
      <text:p text:style-name="Normal">2.Añadir click para ir a ficha detallada. Crear esa ficha detallada.<text:s/></text:p>
      <text:p text:style-name="Normal">3.Añadir click para ir a Favoritos. (Solo si se es usuario)<text:s/></text:p>
      <text:p text:style-name="Normal"/>
      <text:p text:style-name="Normal">Página Detallada:<text:s/></text:p>
      <text:p text:style-name="Normal">1.Mostrar comentarios.<text:s/></text:p>
      <text:p text:style-name="Normal">2.Añadir puntuación. Solo si se es usuario.<text:s/></text:p>
      <text:p text:style-name="Normal">3.Añadir comentarios. Solo si se es usuario.<text:s/></text:p>
      <text:p text:style-name="Normal">4.Añadir un resumen de la peli. (Que se vea aquí pero en el catálogo no).<text:s/></text:p>
      <text:p text:style-name="Normal">5.Poder añadir a favoritos. Solo si se es usuario.<text:s/></text:p>
      <text:p text:style-name="P2"/>
      <text:p text:style-name="Normal">Página Favoritos:<text:s/></text:p>
      <text:p text:style-name="Normal">1.Hay que hacer favoritos.jsc y favoritoitem.jsx O sea como en catalogo y película.<text:s/></text:p>
      <text:p text:style-name="Normal"/>
      <text:p text:style-name="Normal">Página Login:<text:s/></text:p>
      <text:p text:style-name="Normal">1. Formulario que se verifica con Firebase Authentification.<text:s/></text:p>
      <text:p text:style-name="Normal">2. El login será una variable de contexto.<text:s/></text:p>
      <text:p text:style-name="Normal"/>
      <text:p text:style-name="Normal">Página Registre:<text:s/></text:p>
      <text:p text:style-name="Normal">1.Formulario que se llena con Firebase Authentification.<text:s/></text:p>
      <text:p text:style-name="P3"/>
      <text:p text:style-name="Normal">Páginas estáticas Legal y Contacto:</text:p>
      <text:p text:style-name="Normal"><text:s/>1.Sinmas ponerlas bonitas y rellenarlas de conteni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notapie" style:display-name="Texto nota pi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/>
    </style:style>
    <style:style style:name="Ref.denotaalpie" style:display-name="Ref. de nota al pie" style:family="text" style:parent-style-name="Fuentedepárrafopredeter.">
      <style:text-properties style:text-position="super 59%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ren  Mailharin Ortigosa</meta:initial-creator>
    <dc:creator>Miren  Mailharin Ortigosa</dc:creator>
    <meta:creation-date>2026-03-13T08:56:00Z</meta:creation-date>
    <dc:date>2026-03-19T10:04:00Z</dc:date>
    <meta:template xlink:href="Normal" xlink:type="simple"/>
    <meta:editing-cycles>2</meta:editing-cycles>
    <meta:editing-duration>PT2940S</meta:editing-duration>
    <meta:user-defined meta:name="ZOTERO_PREF_1">&lt;data data-version="3" zotero-version="7.0.24"&gt;&lt;session id="qx4pcRwu"/&gt;&lt;style id="http://www.zotero.org/styles/chicago-shortened-notes-bibliography" locale="es-ES" hasBibliography="1" bibliographyStyleHasBeenSet="0"/&gt;&lt;prefs&gt;&lt;pref name="fieldType" value="F</meta:user-defined>
    <meta:user-defined meta:name="ZOTERO_PREF_2">ield"/&gt;&lt;pref name="automaticJournalAbbreviations" value="true"/&gt;&lt;pref name="noteType" value="1"/&gt;&lt;/prefs&gt;&lt;/data&gt;</meta:user-defined>
    <meta:document-statistic meta:page-count="1" meta:paragraph-count="1" meta:word-count="151" meta:character-count="985" meta:row-count="6" meta:non-whitespace-character-count="835"/>
  </office:meta>
</office:document-meta>
</file>